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3819in" table:align="left"/>
    </style:style>
    <style:style style:name="Table1.A" style:family="table-column">
      <style:table-column-properties style:column-width="1.5049in"/>
    </style:style>
    <style:style style:name="Table1.B" style:family="table-column">
      <style:table-column-properties style:column-width="1.5597in"/>
    </style:style>
    <style:style style:name="Table1.C" style:family="table-column">
      <style:table-column-properties style:column-width="2.317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weight="normal" officeooo:rsid="000851f5" officeooo:paragraph-rsid="000851f5" style:font-weight-asian="normal" style:font-weight-complex="normal"/>
    </style:style>
    <style:style style:name="P2" style:family="paragraph" style:parent-style-name="Heading_20_2">
      <style:text-properties fo:font-weight="normal" officeooo:rsid="000c2def" officeooo:paragraph-rsid="000c2def" style:font-weight-asian="normal" style:font-weight-complex="normal"/>
    </style:style>
    <style:style style:name="P3" style:family="paragraph" style:parent-style-name="Heading_20_3">
      <style:text-properties fo:font-weight="normal" officeooo:rsid="000851f5" officeooo:paragraph-rsid="000851f5" style:font-weight-asian="normal" style:font-weight-complex="normal"/>
    </style:style>
    <style:style style:name="P4" style:family="paragraph" style:parent-style-name="Heading_20_3">
      <style:text-properties fo:font-weight="normal" officeooo:rsid="000c2def" officeooo:paragraph-rsid="000c2def" style:font-weight-asian="normal" style:font-weight-complex="normal"/>
    </style:style>
    <style:style style:name="P5" style:family="paragraph" style:parent-style-name="Preformatted_20_Text">
      <style:paragraph-properties fo:margin-left="0in" fo:margin-right="0in" fo:text-indent="0in" style:auto-text-indent="false"/>
    </style:style>
    <style:style style:name="P6" style:family="paragraph" style:parent-style-name="Standard">
      <style:text-properties fo:font-weight="bold" officeooo:rsid="0007f23b" officeooo:paragraph-rsid="0007f23b" style:font-weight-asian="bold" style:font-weight-complex="bold"/>
    </style:style>
    <style:style style:name="P7" style:family="paragraph" style:parent-style-name="Standard">
      <style:text-properties fo:font-weight="normal" officeooo:rsid="0007f23b" officeooo:paragraph-rsid="0007f23b" style:font-weight-asian="normal" style:font-weight-complex="normal"/>
    </style:style>
    <style:style style:name="P8" style:family="paragraph" style:parent-style-name="Standard">
      <style:text-properties fo:font-weight="normal" officeooo:rsid="000851f5" officeooo:paragraph-rsid="000851f5" style:font-weight-asian="normal" style:font-weight-complex="normal"/>
    </style:style>
    <style:style style:name="P9" style:family="paragraph" style:parent-style-name="Standard">
      <style:text-properties fo:font-weight="normal" officeooo:rsid="000c2def" officeooo:paragraph-rsid="000c2def" style:font-weight-asian="normal" style:font-weight-complex="normal"/>
    </style:style>
    <style:style style:name="P10" style:family="paragraph" style:parent-style-name="Standard">
      <style:text-properties officeooo:paragraph-rsid="000c2def"/>
    </style:style>
    <style:style style:name="P11" style:family="paragraph" style:parent-style-name="Text_20_body">
      <style:text-properties fo:font-weight="normal" officeooo:rsid="000851f5" officeooo:paragraph-rsid="000851f5" style:font-weight-asian="normal" style:font-weight-complex="normal"/>
    </style:style>
    <style:style style:name="P12" style:family="paragraph" style:parent-style-name="Text_20_body">
      <style:text-properties officeooo:paragraph-rsid="000b6169"/>
    </style:style>
    <style:style style:name="P13" style:family="paragraph" style:parent-style-name="Text_20_body" style:list-style-name="L4"/>
    <style:style style:name="P14" style:family="paragraph" style:parent-style-name="Text_20_body">
      <style:paragraph-properties fo:margin-left="0in" fo:margin-right="0in" fo:text-indent="0in" style:auto-text-indent="false"/>
    </style:style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>
      <style:text-properties fo:font-weight="bold" officeooo:rsid="000c2def" officeooo:paragraph-rsid="000c2def" style:font-weight-asian="normal" style:font-weight-complex="normal"/>
    </style:style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T1" style:family="text">
      <style:text-properties fo:font-weight="normal" officeooo:rsid="000851f5" style:font-weight-asian="normal" style:font-weight-complex="normal"/>
    </style:style>
    <style:style style:name="T2" style:family="text">
      <style:text-properties fo:font-weight="normal" officeooo:rsid="000c2def" style:font-weight-asian="normal" style:font-weight-complex="normal"/>
    </style:style>
    <style:style style:name="T3" style:family="text">
      <style:text-properties officeooo:rsid="000b6169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OLYMORPHISM</text:p>
      <text:p text:style-name="P6"/>
      <text:p text:style-name="P7">Method overriding is part of polymorphism. But </text:p>
      <text:p text:style-name="P7">Parent Reference – Child object is a main equation achieved to get full polymorphism.</text:p>
      <text:p text:style-name="P7"/>
      <text:p text:style-name="P8">Poly – many, morphs – forms.</text:p>
      <text:p text:style-name="P8"/>
      <text:p text:style-name="P8">Method exhibit polymorphic behaviour.</text:p>
      <text:p text:style-name="P8"/>
      <text:p text:style-name="P8">Polyorphic equation:</text:p>
      <text:p text:style-name="P8">super class reference variable – subclass object type</text:p>
      <text:p text:style-name="P8"/>
      <text:p text:style-name="P8">Polymorphism:</text:p>
      <text:p text:style-name="P8">It is ability of an object to take multiple forms of behaviour based on the context. </text:p>
      <text:p text:style-name="P8">Object method can exhibit different types of implementations through its subclasses.</text:p>
      <text:p text:style-name="P8"/>
      <text:h text:style-name="P1" text:outline-level="1">📊 Complete Difference Tabl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Method Overloading</text:p>
            </table:table-cell>
            <table:table-cell table:style-name="Table1.A1" office:value-type="string">
              <text:p text:style-name="Table_20_Heading">Method Overriding</text:p>
            </table:table-cell>
          </table:table-row>
        </table:table-header-rows>
        <table:table-row>
          <table:table-cell table:style-name="Table1.A1" office:value-type="string">
            <text:p text:style-name="Table_20_Contents">Occurs in</text:p>
          </table:table-cell>
          <table:table-cell table:style-name="Table1.A1" office:value-type="string">
            <text:p text:style-name="Table_20_Contents">Same class (mostly)</text:p>
          </table:table-cell>
          <table:table-cell table:style-name="Table1.A1" office:value-type="string">
            <text:p text:style-name="Table_20_Contents">Parent &amp; Child class</text:p>
          </table:table-cell>
        </table:table-row>
        <table:table-row>
          <table:table-cell table:style-name="Table1.A1" office:value-type="string">
            <text:p text:style-name="Table_20_Contents">Inheritance required?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✅ Yes</text:p>
          </table:table-cell>
        </table:table-row>
        <table:table-row>
          <table:table-cell table:style-name="Table1.A1" office:value-type="string">
            <text:p text:style-name="Table_20_Contents">Method name</text:p>
          </table:table-cell>
          <table:table-cell table:style-name="Table1.A1" office:value-type="string">
            <text:p text:style-name="Table_20_Contents">Same</text:p>
          </table:table-cell>
          <table:table-cell table:style-name="Table1.A1" office:value-type="string">
            <text:p text:style-name="Table_20_Contents">Same</text:p>
          </table:table-cell>
        </table:table-row>
        <table:table-row>
          <table:table-cell table:style-name="Table1.A1" office:value-type="string">
            <text:p text:style-name="Table_20_Contents">Parameters</text:p>
          </table:table-cell>
          <table:table-cell table:style-name="Table1.A1" office:value-type="string">
            <text:p text:style-name="Table_20_Contents">Must be different</text:p>
          </table:table-cell>
          <table:table-cell table:style-name="Table1.A1" office:value-type="string">
            <text:p text:style-name="Table_20_Contents">Must be same</text:p>
          </table:table-cell>
        </table:table-row>
        <table:table-row>
          <table:table-cell table:style-name="Table1.A1" office:value-type="string">
            <text:p text:style-name="Table_20_Contents">Return type</text:p>
          </table:table-cell>
          <table:table-cell table:style-name="Table1.A1" office:value-type="string">
            <text:p text:style-name="Table_20_Contents">Can be different</text:p>
          </table:table-cell>
          <table:table-cell table:style-name="Table1.A1" office:value-type="string">
            <text:p text:style-name="Table_20_Contents">Must be same (or covariant)</text:p>
          </table:table-cell>
        </table:table-row>
        <table:table-row>
          <table:table-cell table:style-name="Table1.A1" office:value-type="string">
            <text:p text:style-name="Table_20_Contents">Access modifier</text:p>
          </table:table-cell>
          <table:table-cell table:style-name="Table1.A1" office:value-type="string">
            <text:p text:style-name="Table_20_Contents">Can change freely</text:p>
          </table:table-cell>
          <table:table-cell table:style-name="Table1.A1" office:value-type="string">
            <text:p text:style-name="Table_20_Contents">Cannot reduce visibility</text:p>
          </table:table-cell>
        </table:table-row>
        <table:table-row>
          <table:table-cell table:style-name="Table1.A1" office:value-type="string">
            <text:p text:style-name="Table_20_Contents">Static methods</text:p>
          </table:table-cell>
          <table:table-cell table:style-name="Table1.A1" office:value-type="string">
            <text:p text:style-name="Table_20_Contents">Can overload</text:p>
          </table:table-cell>
          <table:table-cell table:style-name="Table1.A1" office:value-type="string">
            <text:p text:style-name="Table_20_Contents">Cannot truly override (only hide)</text:p>
          </table:table-cell>
        </table:table-row>
        <table:table-row>
          <table:table-cell table:style-name="Table1.A1" office:value-type="string">
            <text:p text:style-name="Table_20_Contents">Final methods</text:p>
          </table:table-cell>
          <table:table-cell table:style-name="Table1.A1" office:value-type="string">
            <text:p text:style-name="Table_20_Contents">Can overload</text:p>
          </table:table-cell>
          <table:table-cell table:style-name="Table1.A1" office:value-type="string">
            <text:p text:style-name="Table_20_Contents">Cannot override</text:p>
          </table:table-cell>
        </table:table-row>
        <table:table-row>
          <table:table-cell table:style-name="Table1.A1" office:value-type="string">
            <text:p text:style-name="Table_20_Contents">Polymorphism type</text:p>
          </table:table-cell>
          <table:table-cell table:style-name="Table1.A1" office:value-type="string">
            <text:p text:style-name="Table_20_Contents">Compile-time</text:p>
          </table:table-cell>
          <table:table-cell table:style-name="Table1.A1" office:value-type="string">
            <text:p text:style-name="Table_20_Contents">Runtime</text:p>
          </table:table-cell>
        </table:table-row>
        <table:table-row>
          <table:table-cell table:style-name="Table1.A1" office:value-type="string">
            <text:p text:style-name="Table_20_Contents">Binding</text:p>
          </table:table-cell>
          <table:table-cell table:style-name="Table1.A1" office:value-type="string">
            <text:p text:style-name="Table_20_Contents">Early binding</text:p>
          </table:table-cell>
          <table:table-cell table:style-name="Table1.A1" office:value-type="string">
            <text:p text:style-name="Table_20_Contents">Dynamic binding</text:p>
          </table:table-cell>
        </table:table-row>
      </table:table>
      <text:p text:style-name="P8"/>
      <text:p text:style-name="P8">Vehicle v = new Vehicle();<text:line-break/>v.start();<text:line-break/><text:line-break/>Car c = new Car();<text:line-break/>c.start();<text:line-break/><text:line-break/>Bike b = new Bike();<text:line-break/>b.start();</text:p>
      <text:p text:style-name="P8"/>
      <text:p text:style-name="P12"><text:span text:style-name="T1">Creates a </text:span><text:span text:style-name="Source_20_Text"><text:span text:style-name="T1">Vehicle</text:span></text:span><text:span text:style-name="T1"> object and calls </text:span><text:span text:style-name="Source_20_Text"><text:span text:style-name="T1">start()</text:span></text:span></text:p>
      <text:p text:style-name="P12">Creates a <text:span text:style-name="Source_20_Text">Car</text:span> object and calls <text:span text:style-name="Source_20_Text">start()</text:span></text:p>
      <text:p text:style-name="P12">Creates a <text:span text:style-name="Source_20_Text">Bike</text:span> object and calls <text:span text:style-name="Source_20_Text">start()</text:span></text:p>
      <text:p text:style-name="P12"><text:span text:style-name="Source_20_Text">This is normal object creation, not polymorphism.</text:span></text:p>
      <text:p text:style-name="P12"><text:span text:style-name="Source_20_Text"/></text:p>
      <text:p text:style-name="P12"><text:span text:style-name="Source_20_Text"/></text:p>
      <text:p text:style-name="P12"><text:soft-page-break/><text:span text:style-name="Source_20_Text">Demonstrate Real Polymorphism</text:span></text:p>
      <text:p text:style-name="P12"><text:span text:style-name="Source_20_Text">Use a </text:span><text:span text:style-name="Source_20_Text"><text:span text:style-name="Strong_20_Emphasis">par</text:span></text:span><text:span text:style-name="Source_20_Text"><text:span text:style-name="Strong_20_Emphasis"><text:span text:style-name="T3">e</text:span></text:span></text:span><text:span text:style-name="Source_20_Text"><text:span text:style-name="Strong_20_Emphasis">nt class reference</text:span></text:span><text:span text:style-name="Source_20_Text">:</text:span></text:p>
      <text:p text:style-name="P12"><text:span text:style-name="Source_20_Text"/></text:p>
      <text:p text:style-name="P12"><text:span text:style-name="Source_20_Text">Vehicle v1 = new Vehicle();</text:span></text:p>
      <text:p text:style-name="P12"><text:span text:style-name="Source_20_Text">Vehicle v2 = new Car();</text:span></text:p>
      <text:p text:style-name="P12"><text:span text:style-name="Source_20_Text">Vehicle v3 = new Bike();</text:span></text:p>
      <text:p text:style-name="P12"><text:span text:style-name="Source_20_Text"/></text:p>
      <text:p text:style-name="P12"><text:span text:style-name="Source_20_Text">v1.start();</text:span></text:p>
      <text:p text:style-name="P12"><text:span text:style-name="Source_20_Text">v2.start();</text:span></text:p>
      <text:p text:style-name="P12"><text:span text:style-name="Source_20_Text">v3.start();</text:span></text:p>
      <text:p text:style-name="P12"><text:span text:style-name="Source_20_Text"/></text:p>
      <text:p text:style-name="P12"><text:span text:style-name="Source_20_Text"><text:span text:style-name="T3">can perform many forms.</text:span></text:span></text:p>
      <text:h text:style-name="P1" text:outline-level="1">Why Parent Reference Is Needed?</text:h>
      <text:p text:style-name="Text_20_body">Because polymorphism means: One reference type → Many possible object types</text:p>
      <text:p text:style-name="Text_20_body">Vehicle[] vehicles = {<text:line-break/>new Car(),<text:line-break/>new Bike()<text:line-break/>};<text:line-break/><text:line-break/>for (Vehicle v : vehicles) {<text:line-break/>v.start();<text:line-break/>}</text:p>
      <text:h text:style-name="P3" text:outline-level="3">Why This Is Polymorphism</text:h>
      <text:list text:style-name="L4">
        <text:list-item>
          <text:p text:style-name="P13">The reference type is <text:span text:style-name="Source_20_Text">Vehicle</text:span></text:p>
        </text:list-item>
        <text:list-item>
          <text:p text:style-name="P13">The actual object type is <text:span text:style-name="Source_20_Text">Car</text:span> or <text:span text:style-name="Source_20_Text">Bike</text:span></text:p>
        </text:list-item>
        <text:list-item>
          <text:p text:style-name="P13">Java decides at runtime which <text:span text:style-name="Source_20_Text">start()</text:span> method to call<text:line-break/>(this is called <text:span text:style-name="Strong_20_Emphasis">runtime polymorphism / method overriding</text:span>)</text:p>
        </text:list-item>
      </text:list>
      <text:p text:style-name="P8">✔ If <text:span text:style-name="Source_20_Text">Car</text:span> and <text:span text:style-name="Source_20_Text">Bike</text:span> extend <text:span text:style-name="Source_20_Text">Vehicle</text:span> → inheritance is used<text:line-break/>✔ If they override <text:span text:style-name="Source_20_Text">start()</text:span> → inheritance + polymorphism<text:line-break/></text:p>
      <text:p text:style-name="P11">Java decides <text:span text:style-name="Strong_20_Emphasis">at runtime</text:span> which <text:span text:style-name="Source_20_Text">start()</text:span> to execute.</text:p>
      <text:p text:style-name="Text_20_body">If <text:span text:style-name="Source_20_Text">Car</text:span> overrides <text:span text:style-name="Source_20_Text">start()</text:span>, then:</text:p>
      <text:p text:style-name="Text_20_body"><text:span text:style-name="Source_20_Text">Car</text:span>'s version runs<text:line-break/>NOT <text:span text:style-name="Source_20_Text">Vehicle</text:span>'s version</text:p>
      <text:p text:style-name="Text_20_body"><text:soft-page-break/>This is called <text:span text:style-name="Strong_20_Emphasis">dynamic method dispatch</text:span>.</text:p>
      <text:p text:style-name="P11">Yes — the <text:span text:style-name="Strong_20_Emphasis">object is always created as </text:span><text:span text:style-name="Strong_20_Emphasis"><text:span text:style-name="Source_20_Text">new Car()</text:span></text:span>.</text:p>
      <text:p text:style-name="Text_20_body">But Java behaves differently based on the <text:span text:style-name="Strong_20_Emphasis">reference type</text:span>, not just the object.</text:p>
      <text:p text:style-name="Text_20_body">👉 Method access is decided using the <text:span text:style-name="Strong_20_Emphasis">reference type</text:span> at compile time.<text:line-break/>👉 Overridden method execution is decided using the <text:span text:style-name="Strong_20_Emphasis">object type</text:span> at runtime.</text:p>
      <text:p text:style-name="P11">At compile time:<text:line-break/>Java checks → “Does <text:span text:style-name="Source_20_Text">Vehicle</text:span> have <text:span text:style-name="Source_20_Text">start()</text:span>?” ✔ Yes.</text:p>
      <text:p text:style-name="Text_20_body">At runtime:<text:line-break/>Java checks → “Actual object is <text:span text:style-name="Source_20_Text">Car</text:span>?” ✔ Yes.<text:line-break/>So it calls <text:span text:style-name="Source_20_Text">Car</text:span>’s overridden method.</text:p>
      <text:p text:style-name="Text_20_body">That runtime decision = <text:span text:style-name="Strong_20_Emphasis">polymorphism</text:span>.</text:p>
      <text:p text:style-name="P9">OVERLOADING IN SUBCLASS:</text:p>
      <text:p text:style-name="P9"/>
      <text:p text:style-name="P9">class Vehicle {<text:line-break/>void start() {<text:line-break/>System.out.println("Vehicle starting");<text:line-break/>}<text:line-break/>}<text:line-break/><text:line-break/>class Car extends Vehicle {<text:line-break/><text:line-break/>@Override<text:line-break/>void start() {<text:line-break/>System.out.println("Car starting");<text:line-break/>}<text:line-break/><text:line-break/>void start(String mode) {<text:line-break/>System.out.println("Car starting in " + mode);<text:line-break/>}<text:line-break/>}</text:p>
      <text:p text:style-name="P9"/>
      <text:p text:style-name="P9">Vehicle v = new Car();</text:p>
      <text:p text:style-name="P9">v.start(); <text:s text:c="10"/>// Car starting <text:s/>(overriding works)</text:p>
      <text:p text:style-name="P9">v.start("sport"); <text:s text:c="3"/>// ❌ Error</text:p>
      <text:p text:style-name="P9"/>
      <text:p text:style-name="P9">needs independent object:</text:p>
      <text:p text:style-name="P9">Car c = new Car();</text:p>
      <text:p text:style-name="P9">c.start("sport"); <text:s text:c="3"/>// Works</text:p>
      <text:p text:style-name="P9"/>
      <text:h text:style-name="P4" text:outline-level="3">🔹 <text:span text:style-name="T5">Overloading = Compile-Time Polymorphism</text:span></text:h>
      <text:p text:style-name="Text_20_body">Compiler decides method using parameter types.</text:p>
      <text:h text:style-name="Heading_20_3" text:outline-level="3">🔹 Overriding = Runtime Polymorphism</text:h>
      <text:p text:style-name="Text_20_body">JVM decides method using object type.</text:p>
      <text:p text:style-name="P10"><text:soft-page-break/><text:span text:style-name="T2"/></text:p>
      <text:section text:style-name="Sect1" text:name="model-response-message-contentr_5ba668b877696a1d">
        <text:h text:style-name="Heading_20_2" text:outline-level="2">1. What is Polymorphism?</text:h>
        <text:p text:style-name="Text_20_body">According to the <text:span text:style-name="T6">Complete Reference</text:span>, polymorphism is a concept by which we can perform a single action in different ways. It is a feature that allows one interface to be used for a general class of actions. The specific action is determined by the exact nature of the situation.</text:p>
        <text:p text:style-name="Horizontal_20_Line"/>
        <text:h text:style-name="Heading_20_2" text:outline-level="2">2. Why Polymorphism? (The "One Interface, Multiple Methods" Principle)</text:h>
        <text:p text:style-name="Text_20_body">The book emphasizes that polymorphism is essential for managing <text:span text:style-name="T4">complexity</text:span>.</text:p>
        <text:list text:style-name="L5">
          <text:list-item>
            <text:p text:style-name="P15"><text:span text:style-name="T4">Abstraction:</text:span> It allows you to handle a variety of related objects as if they were one type of object.</text:p>
          </text:list-item>
          <text:list-item>
            <text:p text:style-name="P15"><text:span text:style-name="T4">Extensibility:</text:span> You can add new subclasses to a system without changing the code that handles the superclass.</text:p>
          </text:list-item>
          <text:list-item>
            <text:p text:style-name="P15"><text:span text:style-name="T4">Simplified Logic:</text:span> It reduces the need for complex <text:span text:style-name="Source_20_Text">if-else</text:span> or <text:span text:style-name="Source_20_Text">switch</text:span> statements to check the type of an object before performing an action.</text:p>
          </text:list-item>
        </text:list>
        <text:p text:style-name="Horizontal_20_Line"/>
        <text:h text:style-name="Heading_20_2" text:outline-level="2">3. Characteristics of Polymorphism</text:h>
        <text:p text:style-name="Text_20_body">The <text:span text:style-name="T6">Complete Reference</text:span> highlights these core traits:</text:p>
        <text:list text:style-name="L6">
          <text:list-item>
            <text:p text:style-name="P16"><text:span text:style-name="T4">Late Binding (Dynamic Binding):</text:span> The process where the call to an overridden method is resolved at execution time (runtime) rather than compile time.</text:p>
          </text:list-item>
          <text:list-item>
            <text:p text:style-name="P16"><text:span text:style-name="T4">Hierarchy-Based:</text:span> It relies heavily on inheritance.</text:p>
          </text:list-item>
          <text:list-item>
            <text:p text:style-name="P16"><text:span text:style-name="T4">Type Compatibility:</text:span> A subclass is specialized version of its superclass, allowing a superclass variable to naturally reference a subclass object.</text:p>
          </text:list-item>
        </text:list>
        <text:p text:style-name="Horizontal_20_Line"/>
        <text:h text:style-name="Heading_20_2" text:outline-level="2">4. How to Achieve &amp; Use Polymorphism</text:h>
        <text:p text:style-name="Text_20_body">Java implements polymorphism through two primary mechanisms:</text:p>
        <text:h text:style-name="Heading_20_3" text:outline-level="3">A. Method Overloading (Compile-Time)</text:h>
        <text:p text:style-name="Text_20_body">This is when two or more methods within the same class share the same name but have different parameter declarations.</text:p>
        <text:list text:style-name="L7">
          <text:list-item>
            <text:p text:style-name="P17"><text:span text:style-name="T4">The Rule:</text:span> The return type alone is insufficient to distinguish two versions of a method.</text:p>
          </text:list-item>
        </text:list>
        <text:h text:style-name="Heading_20_3" text:outline-level="3"><text:soft-page-break/>B. Method Overriding (Runtime)</text:h>
        <text:p text:style-name="Text_20_body">This occurs when a method in a subclass has the same name and type signature as a method in its superclass. This is the foundation of <text:span text:style-name="T4">Dynamic Method Dispatch</text:span>.</text:p>
        <text:h text:style-name="Heading_20_3" text:outline-level="3">C. Dynamic Method Dispatch</text:h>
        <text:p text:style-name="Text_20_body">This is the mechanism by which a call to an overridden method is resolved at runtime. This is how Java implements the "run-time" part of polymorphism.</text:p>
      </text:section>
      <text:p text:style-name="P18">The Implementation Pattern:</text:p>
      <text:list text:style-name="L8">
        <text:list-item>
          <text:p text:style-name="P19"><text:span text:style-name="T4">Inheritance:</text:span> Create a superclass and subclasses.</text:p>
        </text:list-item>
        <text:list-item>
          <text:p text:style-name="P19"><text:span text:style-name="T4">Override:</text:span> Define the same method in the subclasses.</text:p>
        </text:list-item>
        <text:list-item>
          <text:p text:style-name="P19"><text:span text:style-name="T4">Upcasting:</text:span> Assign a subclass object to a superclass reference variable.</text:p>
        </text:list-item>
        <text:list-item>
          <text:p text:style-name="P19"><text:span text:style-name="T4">Execution:</text:span> Call the method on the superclass reference.</text:p>
        </text:list-item>
      </text:list>
      <text:h text:style-name="P2" text:outline-level="2">A. Method Overloading (Compile-Time Polymorphism)</text:h>
      <text:p text:style-name="Text_20_body">Method overloading is the process that allows a class to have multiple methods with the same name, provided their <text:span text:style-name="T4">parameter lists are unique</text:span>.</text:p>
      <text:h text:style-name="Heading_20_3" text:outline-level="3">Key Principles from the Book:</text:h>
      <text:list text:style-name="L9">
        <text:list-item>
          <text:p text:style-name="P20"><text:span text:style-name="T4">The Signature Rule:</text:span> Methods must differ in the type and/or number of parameters.</text:p>
        </text:list-item>
        <text:list-item>
          <text:p text:style-name="P20"><text:span text:style-name="T4">Return Type Limitation:</text:span> As you noted, the return type alone cannot distinguish two methods. If two methods have the same name and parameters but different return types, the compiler will throw an error.</text:p>
        </text:list-item>
        <text:list-item>
          <text:p text:style-name="P20"><text:span text:style-name="T4">Type Conversion:</text:span> Java can use automatic type conversion (like <text:span text:style-name="Source_20_Text">int</text:span> to <text:span text:style-name="Source_20_Text">double</text:span>) to find a match if an exact parameter match isn't found.</text:p>
        </text:list-item>
        <text:list-item>
          <text:p text:style-name="P20"><text:span text:style-name="T4">Static Binding:</text:span> The compiler determines exactly which method to call based on the arguments at the time of compilation.</text:p>
        </text:list-item>
      </text:list>
      <text:p text:style-name="Horizontal_20_Line"/>
      <text:h text:style-name="Heading_20_2" text:outline-level="2">B. Method Overriding (Runtime Polymorphism)</text:h>
      <text:p text:style-name="Text_20_body">Method overriding occurs when a method in a subclass has the same <text:span text:style-name="T4">name, return type, and parameter list</text:span> as a method in its superclass.</text:p>
      <text:h text:style-name="Heading_20_3" text:outline-level="3">Key Principles from the Book:</text:h>
      <text:list text:style-name="L10">
        <text:list-item>
          <text:p text:style-name="P21"><text:span text:style-name="T4">Dynamic Method Dispatch:</text:span> This is the mechanism by which a call to an overridden method is resolved at runtime, rather than compile-time.</text:p>
        </text:list-item>
        <text:list-item>
          <text:p text:style-name="P21"><text:span text:style-name="T4">The Reference Rule:</text:span> A superclass reference variable can refer to a subclass object. When an overridden method is called through that reference, Java determines which version of the <text:soft-page-break/>method to execute based on the <text:span text:style-name="T4">type of the object</text:span> being referred to at the time the call occurs.</text:p>
        </text:list-item>
        <text:list-item>
          <text:p text:style-name="P21"><text:span text:style-name="T4">Hiding vs. Overriding:</text:span> If the signatures are not identical, you are simply overloading the method, not overriding it.</text:p>
        </text:list-item>
      </text:list>
      <text:h text:style-name="P2" text:outline-level="2">Gemini said</text:h>
      <text:section text:style-name="Sect1" text:name="model-response-message-contentr_b80c75947771c9da">
        <text:p text:style-name="P14">In <text:span text:style-name="T6">Java: The Complete Reference</text:span>, Herbert Schildt draws a sharp line between these two types of polymorphism by focusing on <text:span text:style-name="T4">when</text:span> the Java Virtual Machine (JVM) decides which method to execute.</text:p>
        <text:p text:style-name="Horizontal_20_Line"/>
        <text:h text:style-name="Heading_20_2" text:outline-level="2">1. Compile-Time Polymorphism (Static Binding)</text:h>
        <text:p text:style-name="Text_20_body">This is achieved through <text:span text:style-name="T4">Method Overloading</text:span>. It is called "static" because the compiler determines which method to call during the compilation process based on the method signature (name + parameters).</text:p>
        <text:list text:style-name="L11">
          <text:list-item>
            <text:p text:style-name="P22"><text:span text:style-name="T4">Mechanism:</text:span> The compiler looks at the arguments passed to a method call and matches them to the available method definitions.</text:p>
          </text:list-item>
          <text:list-item>
            <text:p text:style-name="P22"><text:span text:style-name="T4">Speed:</text:span> It is slightly faster because the decision is already made before the program runs.</text:p>
          </text:list-item>
          <text:list-item>
            <text:p text:style-name="P22"><text:span text:style-name="T4">Key Rule:</text:span> The methods must have the same name but different parameter lists (type, number, or order).</text:p>
          </text:list-item>
        </text:list>
        <text:p text:style-name="Horizontal_20_Line"/>
        <text:h text:style-name="Heading_20_2" text:outline-level="2">2. Runtime Polymorphism (Dynamic Binding)</text:h>
        <text:p text:style-name="Text_20_body">This is achieved through <text:span text:style-name="T4">Method Overriding</text:span> and <text:span text:style-name="T4">Dynamic Method Dispatch</text:span>. It is called "dynamic" because the decision of which method to call is deferred until the program is actually running.</text:p>
        <text:list text:style-name="L12">
          <text:list-item>
            <text:p text:style-name="P23"><text:span text:style-name="T4">Mechanism:</text:span> When an overridden method is called through a superclass reference, Java determines which version of that method to execute based on the <text:span text:style-name="T4">type of the object</text:span> being referred to at the time the call occurs.</text:p>
          </text:list-item>
          <text:list-item>
            <text:p text:style-name="P23"><text:span text:style-name="T4">The Reference Rule:</text:span> A superclass reference variable can refer to a subclass object.</text:p>
          </text:list-item>
          <text:list-item>
            <text:p text:style-name="P23"><text:span text:style-name="T4">Flexibility:</text:span> This allows for "one interface, multiple methods," where the specific behavior is dictated by the object itself.</text:p>
          </text:list-item>
        </text:list>
      </text:section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3T10:40:30.061345699</meta:creation-date>
    <dc:date>2026-02-23T11:40:42.034722853</dc:date>
    <meta:editing-duration>PT26M50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6" meta:paragraph-count="139" meta:word-count="1329" meta:character-count="8257" meta:non-whitespace-character-count="7063"/>
  </office:meta>
</office:document-meta>
</file>